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1.3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name-asian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組別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中風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age</text:p>
          </table:table-cell>
          <table:table-cell office:value-type="float" office:value="-0.299" calcext:value-type="float">
            <text:p>-0.2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中風</text:p>
          </table:table-cell>
          <table:table-cell office:value-type="string" calcext:value-type="string">
            <text:p>avg_glucose_level</text:p>
          </table:table-cell>
          <table:table-cell office:value-type="string" calcext:value-type="string">
            <text:p>age</text:p>
          </table:table-cell>
          <table:table-cell office:value-type="float" office:value="0.138" calcext:value-type="float">
            <text:p>0.1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中風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avg_glucose_level</text:p>
          </table:table-cell>
          <table:table-cell office:value-type="float" office:value="0.335" calcext:value-type="float">
            <text:p>0.3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沒有中風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age</text:p>
          </table:table-cell>
          <table:table-cell office:value-type="float" office:value="0.346" calcext:value-type="float">
            <text:p>0.3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沒有中風</text:p>
          </table:table-cell>
          <table:table-cell office:value-type="string" calcext:value-type="string">
            <text:p>avg_glucose_level</text:p>
          </table:table-cell>
          <table:table-cell office:value-type="string" calcext:value-type="string">
            <text:p>age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沒有中風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avg_glucose_level</text:p>
          </table:table-cell>
          <table:table-cell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8:07:45.715566672</meta:creation-date>
    <dc:date>2021-05-26T18:26:53.833905780</dc:date>
    <meta:editing-duration>PT8M46S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